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Palatino Linotyp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živatelský manuál</text:p>
      <text:p text:style-name="P1"/>
      <text:p text:style-name="P2">Instalace</text:p>
      <text:p text:style-name="P3">Hra Tetris je dostupná ke stažení z Maturitních příloh na moodlu.</text:p>
      <text:p text:style-name="P3"/>
      <text:p text:style-name="P2">SW požadavky</text:p>
      <text:p text:style-name="P3">Program Tetris.jar ke spuštění vyžaduje alespoň Java JDK 11.0.4</text:p>
      <text:p text:style-name="P3"/>
      <text:p text:style-name="P2">Návod k použití</text:p>
      <text:p text:style-name="P4">Po spuštění se ocitnete v hlavním menu. Zde můžete do vrchní kolonky vepsat přezdívku, pod kterou si přejete aby se vaše skóre uložilo. Pokud stisknete tlačítko <text:span text:style-name="T1">'</text:span><text:span text:style-name="T2">Change </text:span><text:span text:style-name="T1">Settings', </text:span><text:span text:style-name="T2">můžete si</text:span> změnit nastavení klávesových zkratek pro ovládní hry. Zároveň si zde můžete zvolit barvu pozadí a typ hudby. Změny v nastavení se ukládají automaticky. Pokud v hlavním menu stisknete tlačítko <text:span text:style-name="T1">'</text:span><text:span text:style-name="T2">View Scoreboard</text:span><text:span text:style-name="T1">', </text:span><text:span text:style-name="T2">zobrazí se vám pět vašich nejlepších dosažených počtů bodů. Hru spustíte tlačítkem </text:span><text:span text:style-name="T1">'P</text:span><text:span text:style-name="T2">lay</text:span><text:span text:style-name="T1">'. </text:span><text:span text:style-name="T2">Základní nastavení pro ovládání padajících objektů je </text:span><text:span text:style-name="T1">'</text:span><text:span text:style-name="T2">W</text:span><text:span text:style-name="T1">' </text:span><text:span text:style-name="T2">pro otočení objektu, </text:span><text:span text:style-name="T1">'</text:span><text:span text:style-name="T2">A</text:span><text:span text:style-name="T1">' </text:span><text:span text:style-name="T2">pro posunutí objektu vlevo, </text:span><text:span text:style-name="T1">'</text:span><text:span text:style-name="T2">D</text:span><text:span text:style-name="T1">' </text:span><text:span text:style-name="T2">pro posunutí objektu vpravo a </text:span><text:span text:style-name="T1">'</text:span><text:span text:style-name="T2">S</text:span><text:span text:style-name="T1">' </text:span><text:span text:style-name="T2">pro zrychlení pádu objekt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áš Jukelson</meta:initial-creator>
    <meta:creation-date>2021-04-19T15:07:32.43</meta:creation-date>
    <dc:date>2021-04-19T15:28:27.64</dc:date>
    <dc:creator>Tomáš Jukelson</dc:creator>
    <meta:editing-duration>PT20M51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1" meta:paragraph-count="7" meta:word-count="129" meta:character-count="850"/>
  </office:meta>
</office:document-meta>
</file>